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List" table:style-name="ta1">
        <table:table-row>
          <table:table-cell office:value-type="string">
            <text:p>external_id</text:p>
          </table:table-cell>
          <table:table-cell office:value-type="string">
            <text:p>name_one</text:p>
          </table:table-cell>
          <table:table-cell office:value-type="string">
            <text:p>name_two</text:p>
          </table:table-cell>
          <table:table-cell office:value-type="string">
            <text:p>size</text:p>
          </table:table-cell>
          <table:table-cell office:value-type="string">
            <text:p>winery_name</text:p>
          </table:table-cell>
          <table:table-cell office:value-type="string">
            <text:p>country</text:p>
          </table:table-cell>
          <table:table-cell office:value-type="string">
            <text:p>vintage</text:p>
          </table:table-cell>
          <table:table-cell office:value-type="string">
            <text:p>currency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Unnamed: 10</text:p>
          </table:table-cell>
          <table:table-cell office:value-type="string">
            <text:p>reason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name is empty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Bir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Grand Cru </text:p>
          </table:table-cell>
          <table:table-cell office:value-type="string"/>
          <table:table-cell office:value-type="string"/>
          <table:table-cell office:value-type="string">
            <text:p>Moret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Weissen</text:p>
          </table:table-cell>
          <table:table-cell office:value-type="string"/>
          <table:table-cell office:value-type="string"/>
          <table:table-cell office:value-type="string">
            <text:p>Aynger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Chiara 4.9 </text:p>
          </table:table-cell>
          <table:table-cell office:value-type="string"/>
          <table:table-cell office:value-type="string"/>
          <table:table-cell office:value-type="string">
            <text:p>Dolomit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Bionda </text:p>
          </table:table-cell>
          <table:table-cell office:value-type="string"/>
          <table:table-cell office:value-type="string"/>
          <table:table-cell office:value-type="string">
            <text:p>Birra di Parm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Scura </text:p>
          </table:table-cell>
          <table:table-cell office:value-type="string"/>
          <table:table-cell office:value-type="string"/>
          <table:table-cell office:value-type="string">
            <text:p>Kozen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Grappe e Distill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Distillato di genziana 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Distillato di ginepr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oni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Distillato di Mel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Capovilla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Grappa di Capo di St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Grappa Classic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Grappa Prosecco Cherry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rgo Scuro</text:p>
          </table:table-cell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5,00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Prime Uve Bianch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Prime Uve Ner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Bonaventura Mas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Grappa di Rabos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3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Grappa Quero Va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>
            <text:p>Le Crode di Vincenzo Agos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Grappa di Barbaresc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Grappa di Costa Russi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Grappa di Barolo</text:p>
          </table:table-cell>
          <table:table-cell office:value-type="string"/>
          <table:table-cell office:value-type="string"/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rappa Sarpa Oro</text:p>
          </table:table-cell>
          <table:table-cell office:value-type="string"/>
          <table:table-cell office:value-type="string"/>
          <table:table-cell office:value-type="string">
            <text:p>P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Grappa Williams</text:p>
          </table:table-cell>
          <table:table-cell office:value-type="string"/>
          <table:table-cell office:value-type="string"/>
          <table:table-cell office:value-type="string">
            <text:p>Ron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Camomilla e Con Grappa</text:p>
          </table:table-cell>
          <table:table-cell office:value-type="string"/>
          <table:table-cell office:value-type="string"/>
          <table:table-cell office:value-type="string">
            <text:p>Negr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Whisk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Ballantine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Glen Grant 5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Jack Daniel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Chivas Regal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The Macallan Amber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The Macallan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Glen Fiddi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lenfiddish Special Reserv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Lagavulin 16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Laphroaig Quarter Cask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Glenmorangie 10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Glenmorangie Lasanta Sherry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Glenmorangie Quinta Ruban Port Cask 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Glenmorangie Nectar d'Or Sauternes Cask12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Springbank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M.Couvreur Fleeting oltre 10 anni quercia e pedro ximenez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M.Couvreur Blossoming Auld Sherried oltre 18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8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Ardbeg 10 yo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5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Ben Romach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Cao Ila Connoisseurs choice 2004 (Torbato)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Cao Ila Coopers choice 1991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Caol Ila 1990 17 anni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Caol Ila 12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Caol Ila The Coopers Silver Seal 17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Brandy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Villa Zarri 25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Villa Zarri 23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Villa Zarri 10 anni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Co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The Forgotten Casks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Poire Peyrot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Peyrot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9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Remy Marti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Hennessy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Hennessy XO Extra O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Park Grande Champagn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A.E. Dor xo Cognac Grande Champagn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Louise Roye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A.E.Dor x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Moulin rouge xo Fillio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20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Armagnac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Bas Armagnac Dartigalong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Bas Armagnac Datigalongue hors d’a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Bas Armagnac Clos Martin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Bas Armagnac Darroze Les Grandes Assemblages 12yo €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Bas Armagnac Les Sables Fauves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Rhum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Dos Maderas 10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Abuelo 15 yo Napole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Diplomatic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Millionario 15 res.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Homere Clement rhum agricole martiniqu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Homere Clement rhum agricole vieux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4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Nation Peruano 8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Nation Jamaica sherry finish 5 yo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Santa Teresa Metodo Sol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Por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Ramos Pinto RP10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Churchill Vintage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>
            <text:p>16</text:p>
          </table:table-cell>
          <table:table-cell office:value-type="string">
            <text:p>€</text:p>
          </table:table-cell>
          <table:table-cell office:value-type="string">
            <text:p>€ 16,00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Vodk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PREZZI AL BICCHIERE</text:p>
          </table:table-cell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Mamont Vodka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12,00</text:p>
          </table:table-cell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Moskovskay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Belved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Belvedere Altitude editi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0,5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Saké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Gjkon</text:p>
          </table:table-cell>
          <table:table-cell office:value-type="string"/>
          <table:table-cell office:value-type="string">
            <text:p>al bicchier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Vermout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Vermouth Tenuta Fertuna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4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Lynx vermouth bian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grappe or bee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Demi: 375 m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hampagne &amp; ..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Metodo Class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Prosec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Vini Bia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Gewurztraminer Praeposit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‘19</text:p>
          </table:table-cell>
          <table:table-cell office:value-type="string">
            <text:p>€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Umb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Camp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Vini bianch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Vini Rosa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Vini Ros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Vene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zienda Agricola Quinta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Montever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Bonotto Delle Tezz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Loredan e Gaspa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Serafini Vido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Brigald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oso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Lorenzo Beg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Zen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Allegr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Le Sal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olo Cot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Ma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Corte Gia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Sp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Villa Spinos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La Mont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Azienda Agricola Puntoze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Azienda Agricola Nico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Azienda Agricola Inam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Bert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Pian della Vet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Le Guaite di Noem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Val de Po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Azienda Agricola Montebrec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A &amp; G De Marti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Trentino Alto Adig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Cantina di Bolzano Gries / Santa Maddale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Gump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Tenuta J. Hofstätt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Carlotto Ferrucc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Cantina di Terme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Gottar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Girl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Barone de Cl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Cantina Rotal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Waldgri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Schreckbichl/Colterenz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Elena Wal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Franz Ha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Marcus Prackwiers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Tenuta Klosterhof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Friuli Venezia Giu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ilvio Jerman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Mia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Borgo Con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Schioppet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Antico Broil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Mero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Cantina Produttori di Cormon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Livi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Russiz Superiore Marco Fell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Azienda Agricola La Viar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Alexis Parascho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Castello di Buttri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Conte d’Attimis Maniag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Lis Ner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Piemont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Travagl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Azienza Agricola Neg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Ciabot Roero Riser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Viet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Azienda Vinicola Rev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G.D.Vaj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Paolo Scav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Tosc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Aia Vecch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Tenuta dell'Ornella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Avignones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Orm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San Leoni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Tenuta “Il Fantone”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Frati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Marchesi Antino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Marchesi Frescobal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Mastroj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Corte dei Ve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Azienda Agricola Tenuta Lu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Marchesi Mazze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Tenuta San Guid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Urlari Perva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Caccia al Pian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Mosene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Az. Agricola S.Caterina Tenuta Tre Ros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Vigna Spunt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San Fe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Biondi Sant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Castello d’Albo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Val di Sug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La Fiori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Gaj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Emilia Roma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Otello Cec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March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Umani Ronch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Pug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Petrel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Sicil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Vign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Planet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Firri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Cottan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Fondo Antic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Spadafo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Azienda Agricola Monte Ross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Sardeg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Santad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Ferruccio Deia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Argiola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Altri vini biodinamici, biologici e natural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Cantina d'Is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Masi Tupungato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Vinicentann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Vini Rossi Esteri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Franc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Chateau Mouton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Chateau Clarke Rothshild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2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Dourthe n 1 Bordea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Château Carteau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Château Gigogna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Chanson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Chateau Moulin Haut-Laroqu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Domaine George Joillo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Domaine Reverdy Ducroux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M.Chapuoti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Clos de l’Oratoire des Pape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E. Guigal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Chateau Rauzan-Segl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Domaine de l'Arjol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Rumor Cotes de Proven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U.S.A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aymu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Cil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Sud Afric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Neil Ellis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Laibach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Svizzer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Cantina il Cavalier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German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Weingut Martin Wassmer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Austri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Stift Kloster Neuburg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Argentina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Vini da dessert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UT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7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al calice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>
            <text:p>€</text:p>
          </table:table-cell>
          <table:table-cell office:value-type="string">
            <text:p>€ 8,00</text:p>
          </table:table-cell>
          <table:table-cell office:value-type="string"/>
          <table:table-cell office:value-type="string"/>
          <table:table-cell office:value-type="string">
            <text:p>winery_name is null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Champagne </text:p>
          </table:table-cell>
          <table:table-cell office:value-type="string"/>
          <table:table-cell office:value-type="string">
            <text:p>Magnum</text:p>
          </table:table-cell>
          <table:table-cell office:value-type="string">
            <text:p>Krug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900,00</text:p>
          </table:table-cell>
          <table:table-cell office:value-type="string">
            <text:p>2 166 ed, 2 Grande cuvee pre 08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Champagne </text:p>
          </table:table-cell>
          <table:table-cell office:value-type="string">
            <text:p>Collection 244</text:p>
          </table:table-cell>
          <table:table-cell office:value-type="string"/>
          <table:table-cell office:value-type="string">
            <text:p>Roederer</text:p>
          </table:table-cell>
          <table:table-cell office:value-type="string">
            <text:p>FR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10,00</text:p>
          </table:table-cell>
          <table:table-cell office:value-type="string">
            <text:p>10 244, 3 242, 2 243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Franciacorta</text:p>
          </table:table-cell>
          <table:table-cell office:value-type="string">
            <text:p>Cabochon Fuoriserie </text:p>
          </table:table-cell>
          <table:table-cell office:value-type="string"/>
          <table:table-cell office:value-type="string">
            <text:p>Monte Rossa</text:p>
          </table:table-cell>
          <table:table-cell office:value-type="string">
            <text:p>ITA</text:p>
          </table:table-cell>
          <table:table-cell office:value-type="string"/>
          <table:table-cell office:value-type="string">
            <text:p>€</text:p>
          </table:table-cell>
          <table:table-cell office:value-type="string">
            <text:p>€ 100,00</text:p>
          </table:table-cell>
          <table:table-cell office:value-type="string">
            <text:p>7 n. 023, 5 n. 024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Ribolla gialla</text:p>
          </table:table-cell>
          <table:table-cell office:value-type="string"/>
          <table:table-cell office:value-type="string"/>
          <table:table-cell office:value-type="string">
            <text:p>Damijan</text:p>
          </table:table-cell>
          <table:table-cell office:value-type="string"/>
          <table:table-cell office:value-type="string">
            <text:p>19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Togliere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Auslese </text:p>
          </table:table-cell>
          <table:table-cell office:value-type="string"/>
          <table:table-cell office:value-type="string">
            <text:p>375 ml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17</text:p>
          </table:table-cell>
          <table:table-cell office:value-type="string">
            <text:p>€</text:p>
          </table:table-cell>
          <table:table-cell office:value-type="string">
            <text:p>€ 50,00</text:p>
          </table:table-cell>
          <table:table-cell office:value-type="string">
            <text:p>3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Moscato Rosa "Praepositus"</text:p>
          </table:table-cell>
          <table:table-cell office:value-type="string"/>
          <table:table-cell office:value-type="string"/>
          <table:table-cell office:value-type="string">
            <text:p>Abbazia di Novacella</text:p>
          </table:table-cell>
          <table:table-cell office:value-type="string"/>
          <table:table-cell office:value-type="string">
            <text:p>‘20</text:p>
          </table:table-cell>
          <table:table-cell office:value-type="string">
            <text:p>€</text:p>
          </table:table-cell>
          <table:table-cell office:value-type="string">
            <text:p>€ 55,00</text:p>
          </table:table-cell>
          <table:table-cell office:value-type="string">
            <text:p>2,5</text:p>
          </table:table-cell>
          <table:table-cell office:value-type="string"/>
          <table:table-cell office:value-type="string">
            <text:p>quantity does not correspond to pattern</text:p>
          </table:table-cell>
        </table:table-row>
      </table:table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</table:table-row>
        <table:table-row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